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2.1972in"/>
    </style:style>
    <style:style style:name="co9" style:family="table-column">
      <style:table-column-properties fo:break-before="auto" style:column-width="2.6492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1.411in"/>
    </style:style>
    <style:style style:name="co12" style:family="table-column">
      <style:table-column-properties fo:break-before="auto" style:column-width="0.5457in"/>
    </style:style>
    <style:style style:name="co13" style:family="table-column">
      <style:table-column-properties fo:break-before="auto" style:column-width="1.06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number-columns-repeated="4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effect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160.010559833713">
            <text:p>160.01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 table:number-columns-repeated="1011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144.009503850342">
            <text:p>144.01</text:p>
          </table:table-cell>
          <table:table-cell office:value-type="string">
            <text:p>illumniation+light damage</text:p>
          </table:table-cell>
          <table:table-cell table:number-columns-repeated="1013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128.00844786697">
            <text:p>128.01</text:p>
          </table:table-cell>
          <table:table-cell office:value-type="string">
            <text:p>3 turn stun</text:p>
          </table:table-cell>
          <table:table-cell table:number-columns-repeated="1013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117.34107721139">
            <text:p>117.34</text:p>
          </table:table-cell>
          <table:table-cell office:value-type="string">
            <text:p>+40 fire splash</text:p>
          </table:table-cell>
          <table:table-cell table:number-columns-repeated="1013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106.673706555809">
            <text:p>106.67</text:p>
          </table:table-cell>
          <table:table-cell office:value-type="string">
            <text:p>10% life leech</text:p>
          </table:table-cell>
          <table:table-cell table:number-columns-repeated="1013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150.598173961142">
            <text:p>150.6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 table:number-columns-repeated="1011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135.538356565027">
            <text:p>135.54</text:p>
          </table:table-cell>
          <table:table-cell office:value-type="string">
            <text:p>2 turn stun</text:p>
          </table:table-cell>
          <table:table-cell table:number-columns-repeated="1013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120.478539168913">
            <text:p>120.48</text:p>
          </table:table-cell>
          <table:table-cell office:value-type="string">
            <text:p>+ 30 acid splash</text:p>
          </table:table-cell>
          <table:table-cell table:number-columns-repeated="1013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110.438660904837">
            <text:p>110.44</text:p>
          </table:table-cell>
          <table:table-cell office:value-type="string">
            <text:p>20% slow effect</text:p>
          </table:table-cell>
          <table:table-cell table:number-columns-repeated="1013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100.398782640761">
            <text:p>100.4</text:p>
          </table:table-cell>
          <table:table-cell office:value-type="string">
            <text:p>+ 30 cold splash</text:p>
          </table:table-cell>
          <table:table-cell table:number-columns-repeated="1013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122.361016343428">
            <text:p>122.36</text:p>
          </table:table-cell>
          <table:table-cell office:value-type="string">
            <text:p>10 phys + knockback</text:p>
          </table:table-cell>
          <table:table-cell table:number-columns-repeated="1013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110.124914709085">
            <text:p>110.12</text:p>
          </table:table-cell>
          <table:table-cell office:value-type="string">
            <text:p>+ 50 poison</text:p>
          </table:table-cell>
          <table:table-cell table:number-columns-repeated="1013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97.888813074742">
            <text:p>97.89</text:p>
          </table:table-cell>
          <table:table-cell office:value-type="string">
            <text:p>Restores 30 mana</text:p>
          </table:table-cell>
          <table:table-cell table:number-columns-repeated="1013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89.7314119851802">
            <text:p>89.73</text:p>
          </table:table-cell>
          <table:table-cell office:value-type="string">
            <text:p>5% life leech</text:p>
          </table:table-cell>
          <table:table-cell table:number-columns-repeated="1013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81.5740108956184">
            <text:p>81.57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 table:number-columns-repeated="1011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84.7114728531421">
            <text:p>84.71</text:p>
          </table:table-cell>
          <table:table-cell table:number-columns-repeated="1014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75.2990869805708">
            <text:p>75.3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 table:number-columns-repeated="1011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69.0241630655232">
            <text:p>69.02</text:p>
          </table:table-cell>
          <table:table-cell table:number-columns-repeated="1014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62.7492391504757">
            <text:p>62.75</text:p>
          </table:table-cell>
          <table:table-cell office:value-type="string">
            <text:p>Restores 20 mana</text:p>
          </table:table-cell>
          <table:table-cell table:number-columns-repeated="1013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65.8867011079995">
            <text:p>65.89</text:p>
          </table:table-cell>
          <table:table-cell table:number-columns-repeated="1014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59.2980309971995">
            <text:p>59.3</text:p>
          </table:table-cell>
          <table:table-cell office:value-type="string">
            <text:p>3 turn daze</text:p>
          </table:table-cell>
          <table:table-cell table:number-columns-repeated="1013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52.7093608863996">
            <text:p>52.71</text:p>
          </table:table-cell>
          <table:table-cell office:value-type="string">
            <text:p>Restores 10 mana</text:p>
          </table:table-cell>
          <table:table-cell table:number-columns-repeated="1013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48.3169141458663">
            <text:p>48.32</text:p>
          </table:table-cell>
          <table:table-cell office:value-type="string">
            <text:p>+1 range</text:p>
          </table:table-cell>
          <table:table-cell table:number-columns-repeated="1013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43.924467405333">
            <text:p>43.92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 table:number-columns-repeated="1011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6.3">
            <text:p>6.3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8" table:default-cell-style-name="ce16"/>
        <table:table-column table:style-name="co9" table:default-cell-style-name="ce18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2" table:default-cell-style-name="ce21"/>
        <table:table-column table:style-name="co13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07/08/2010</text:date>, <text:time>22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08T22:45:01</dc:date>
    <meta:editing-duration>PT21H28M56S</meta:editing-duration>
    <meta:editing-cycles>38</meta:editing-cycles>
    <meta:generator>OpenOffice.org/3.1$Linux OpenOffice.org_project/310m19$Build-9420</meta:generator>
    <meta:document-statistic meta:table-count="3" meta:cell-count="499" meta:object-count="0"/>
    <meta:user-defined meta:name="Info 1"/>
    <meta:user-defined meta:name="Info 2"/>
    <meta:user-defined meta:name="Info 3"/>
    <meta:user-defined meta:name="Info 4"/>
  </office:meta>
</office:document-meta>
</file>